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3" style:parent-style-name="Heading2Char" style:family="text">
      <style:text-properties style:font-name-asian="Aptos"/>
    </style:style>
    <style:style style:name="T4" style:parent-style-name="Heading2Char" style:family="text">
      <style:text-properties style:font-name-asian="Aptos"/>
    </style:style>
    <style:style style:name="P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6" style:parent-style-name="Heading2Char" style:family="text">
      <style:text-properties style:font-name-asian="Apto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Heading3Char" style:family="text">
      <style:text-properties style:font-name-asian="Aptos"/>
    </style:style>
    <style:style style:name="T10" style:parent-style-name="Heading4Char" style:family="text">
      <style:text-properties style:font-name-asian="Aptos"/>
    </style:style>
    <style:style style:name="T11" style:parent-style-name="Heading4Char" style:family="text">
      <style:text-properties style:font-name-asian="Aptos"/>
    </style:style>
    <style:style style:name="T12" style:parent-style-name="Heading4Char" style:family="text">
      <style:text-properties style:font-name-asian="Aptos"/>
    </style:style>
    <style:style style:name="P1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4" style:parent-style-name="Normal" style:list-style-name="LFO1" style:family="paragraph"/>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T18" style:parent-style-name="Heading3Char" style:family="text">
      <style:text-properties style:font-name-asian="Aptos"/>
    </style:style>
    <style:style style:name="T19" style:parent-style-name="Heading3Char" style:family="text">
      <style:text-properties style:font-name-asian="Aptos"/>
    </style:style>
    <style:style style:name="T20" style:parent-style-name="DefaultParagraphFont" style:family="text">
      <style:text-properties fo:font-style="italic" style:font-style-asian="italic" style:font-style-complex="italic" fo:color="#0F4761"/>
    </style:style>
    <style:style style:name="T21" style:parent-style-name="DefaultParagraphFont" style:family="text">
      <style:text-properties fo:font-style="italic" style:font-style-asian="italic" style:font-style-complex="italic" fo:color="#0F4761"/>
    </style:style>
    <style:style style:name="T22" style:parent-style-name="DefaultParagraphFont" style:family="text">
      <style:text-properties fo:font-weight="bold" style:font-weight-asian="bold" style:font-weight-complex="bold" fo:font-style="italic" style:font-style-asian="italic" style:font-style-complex="italic" fo:color="#0F4761"/>
    </style:style>
    <style:style style:name="T23" style:parent-style-name="DefaultParagraphFont" style:family="text">
      <style:text-properties fo:font-style="italic" style:font-style-asian="italic" style:font-style-complex="italic" fo:color="#0F4761"/>
    </style:style>
    <style:style style:name="T24" style:parent-style-name="DefaultParagraphFont" style:family="text">
      <style:text-properties fo:font-weight="bold" style:font-weight-asian="bold" style:font-weight-complex="bold" fo:font-style="italic" style:font-style-asian="italic" style:font-style-complex="italic" fo:color="#0F4761"/>
    </style:style>
    <style:style style:name="T25" style:parent-style-name="DefaultParagraphFont" style:family="text">
      <style:text-properties fo:font-style="italic" style:font-style-asian="italic" style:font-style-complex="italic" fo:color="#0F4761"/>
    </style:style>
    <style:style style:name="T26" style:parent-style-name="DefaultParagraphFont" style:family="text">
      <style:text-properties fo:font-weight="bold" style:font-weight-asian="bold" style:font-weight-complex="bold" fo:font-style="italic" style:font-style-asian="italic" style:font-style-complex="italic" fo:color="#0F4761"/>
    </style:style>
    <style:style style:name="P27" style:parent-style-name="Normal" style:family="paragraph">
      <style:text-properties fo:font-style="italic" style:font-style-asian="italic" style:font-style-complex="italic" fo:color="#0F4761"/>
    </style:style>
    <style:style style:name="T28"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T29"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T30"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T31"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T32"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T33"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T34" style:parent-style-name="DefaultParagraphFont" style:family="text">
      <style:text-properties fo:font-style="italic" style:font-style-asian="italic" style:font-style-complex="italic" style:text-position="sub 58.3%" style:text-underline-type="single" style:text-underline-style="solid" style:text-underline-width="auto" style:text-underline-mode="continuous"/>
    </style:style>
    <style:style style:name="P3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6" style:parent-style-name="Normal" style:family="paragraph">
      <style:text-properties style:font-name="Aptos Display" style:font-name-asian="Times New Roman" fo:font-weight="bold" style:font-weight-asian="bold" style:font-weight-complex="bold" fo:color="#0F4761" fo:font-size="20pt" style:font-size-asian="20pt" style:font-size-complex="20pt"/>
    </style:style>
    <style:style style:name="P37" style:parent-style-name="Normal" style:family="paragraph">
      <style:text-properties text:display="none"/>
    </style:style>
    <style:style style:name="P38" style:parent-style-name="Normal" style:family="paragraph">
      <style:text-properties text:display="none"/>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42" style:parent-style-name="Heading3" style:list-style-name="LFO16" style:family="paragraph"/>
    <style:style style:name="P43" style:parent-style-name="ListParagraph" style:list-style-name="LFO16" style:family="paragraph"/>
    <style:style style:name="P44" style:parent-style-name="Heading3" style:list-style-name="LFO16" style:family="paragraph"/>
    <style:style style:name="P45" style:parent-style-name="ListParagraph" style:list-style-name="LFO16" style:family="paragraph"/>
    <style:style style:name="P46" style:parent-style-name="Heading3" style:list-style-name="LFO16" style:family="paragraph"/>
    <style:style style:name="P47" style:parent-style-name="ListParagraph" style:list-style-name="LFO16" style:family="paragraph"/>
    <style:style style:name="P48" style:parent-style-name="Heading3" style:list-style-name="LFO16" style:family="paragraph"/>
    <style:style style:name="P49" style:parent-style-name="ListParagraph" style:list-style-name="LFO16" style:family="paragraph"/>
    <style:style style:name="P50" style:parent-style-name="Heading3" style:list-style-name="LFO16" style:family="paragraph"/>
    <style:style style:name="P51" style:parent-style-name="ListParagraph" style:list-style-name="LFO16" style:family="paragraph"/>
    <style:style style:name="P52" style:parent-style-name="Heading3" style:list-style-name="LFO16" style:family="paragraph"/>
    <style:style style:name="P53" style:parent-style-name="ListParagraph" style:list-style-name="LFO16" style:family="paragraph"/>
    <style:style style:name="P5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55" style:parent-style-name="DefaultParagraphFont" style:family="text">
      <style:text-properties fo:font-weight="bold" style:font-weight-asian="bold" style:font-weight-complex="bold"/>
    </style:style>
    <style:style style:name="P56" style:parent-style-name="Normal" style:list-style-name="LFO7" style:family="paragraph"/>
    <style:style style:name="P57" style:parent-style-name="Normal" style:list-style-name="LFO7" style:family="paragraph"/>
    <style:style style:name="P58" style:parent-style-name="Normal" style:list-style-name="LFO7" style:family="paragraph"/>
    <style:style style:name="P59" style:parent-style-name="Normal" style:list-style-name="LFO7" style:family="paragraph"/>
    <style:style style:name="P60" style:parent-style-name="Normal" style:list-style-name="LFO7" style:family="paragraph"/>
    <style:style style:name="P61" style:parent-style-name="Normal"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font-weight-complex="bold"/>
    </style:style>
    <style:style style:name="P6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ableColumn66" style:family="table-column">
      <style:table-column-properties style:column-width="3.1305in"/>
    </style:style>
    <style:style style:name="TableColumn67" style:family="table-column">
      <style:table-column-properties style:column-width="3.1305in"/>
    </style:style>
    <style:style style:name="Table65" style:family="table">
      <style:table-properties style:width="6.2611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weight="bold" style:font-weight-asian="bold" style:font-weight-complex="bold"/>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font-weight-complex="bold"/>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style:font-weight-complex="bold"/>
    </style:style>
    <style:style style:name="P7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77" style:parent-style-name="DefaultParagraphFont" style:family="text">
      <style:text-properties fo:font-weight="bold" style:font-weight-asian="bold" style:font-weight-complex="bold"/>
    </style:style>
    <style:style style:name="P7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1" style:parent-style-name="DefaultParagraphFont" style:family="text">
      <style:text-properties fo:font-weight="bold" style:font-weight-asian="bold" style:font-weight-complex="bold"/>
    </style:style>
    <style:style style:name="P8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3" style:parent-style-name="DefaultParagraphFont" style:family="text">
      <style:text-properties fo:font-weight="bold" style:font-weight-asian="bold" style:font-weight-complex="bold"/>
    </style:style>
    <style:style style:name="P8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5" style:parent-style-name="DefaultParagraphFont" style:family="text">
      <style:text-properties fo:font-weight="bold" style:font-weight-asian="bold" style:font-weight-complex="bold"/>
    </style:style>
    <style:style style:name="P86" style:parent-style-name="Normal" style:family="paragraph">
      <style:paragraph-properties fo:margin-bottom="0in" fo:line-height="100%"/>
      <style:text-properties fo:font-weight="bold" style:font-weight-asian="bold" style:font-weight-complex="bold"/>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89" style:parent-style-name="DefaultParagraphFont" style:family="text">
      <style:text-properties fo:font-weight="bold" style:font-weight-asian="bold" style:font-weight-complex="bold"/>
    </style:style>
    <style:style style:name="P9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91" style:parent-style-name="DefaultParagraphFont" style:family="text">
      <style:text-properties fo:font-weight="bold" style:font-weight-asian="bold" style:font-weight-complex="bold"/>
    </style:style>
    <style:style style:name="P9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93" style:parent-style-name="DefaultParagraphFont" style:family="text">
      <style:text-properties fo:font-weight="bold" style:font-weight-asian="bold" style:font-weight-complex="bold"/>
    </style:style>
    <style:style style:name="P9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95" style:parent-style-name="DefaultParagraphFont" style:family="text">
      <style:text-properties fo:font-weight="bold" style:font-weight-asian="bold" style:font-weight-complex="bold"/>
    </style:style>
    <style:style style:name="P9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97" style:parent-style-name="DefaultParagraphFont" style:family="text">
      <style:text-properties fo:font-weight="bold" style:font-weight-asian="bold" style:font-weight-complex="bold"/>
    </style:style>
    <style:style style:name="P9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9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0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0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0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03" style:parent-style-name="Heading2Char" style:family="text">
      <style:text-properties style:font-name-asian="Aptos"/>
    </style:style>
    <style:style style:name="T104" style:parent-style-name="DefaultParagraphFont" style:family="text">
      <style:text-properties fo:font-style="italic" style:font-style-asian="italic" style:font-style-complex="italic"/>
    </style:style>
    <style:style style:name="T105" style:parent-style-name="Heading3Char" style:family="text">
      <style:text-properties style:font-name-asian="Aptos"/>
    </style:style>
    <style:style style:name="T106" style:parent-style-name="Heading3Char" style:family="text">
      <style:text-properties style:font-name-asian="Aptos"/>
    </style:style>
    <style:style style:name="T107" style:parent-style-name="DefaultParagraphFont" style:family="text">
      <style:text-properties fo:font-style="italic" style:font-style-asian="italic" style:font-style-complex="italic"/>
    </style:style>
    <style:style style:name="T108" style:parent-style-name="Heading3Char" style:family="text">
      <style:text-properties style:font-name-asian="Aptos"/>
    </style:style>
    <style:style style:name="T109" style:parent-style-name="Heading3Char" style:family="text">
      <style:text-properties style:font-name-asian="Aptos"/>
    </style:style>
    <style:style style:name="T110" style:parent-style-name="DefaultParagraphFont" style:family="text">
      <style:text-properties fo:font-style="italic" style:font-style-asian="italic" style:font-style-complex="italic"/>
    </style:style>
    <style:style style:name="P11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12" style:parent-style-name="Normal" style:family="paragraph">
      <style:text-properties fo:font-weight="bold" style:font-weight-asian="bold" style:font-weight-complex="bold"/>
    </style:style>
    <style:style style:name="P113" style:parent-style-name="Heading4" style:list-style-name="LFO8" style:family="paragraph"/>
    <style:style style:name="P114" style:parent-style-name="Heading4" style:list-style-name="LFO8" style:family="paragraph"/>
    <style:style style:name="P115" style:parent-style-name="Heading4" style:list-style-name="LFO9" style:family="paragraph"/>
    <style:style style:name="P116" style:parent-style-name="Heading4" style:list-style-name="LFO9" style:family="paragraph"/>
    <style:style style:name="P117" style:parent-style-name="Heading4" style:list-style-name="LFO9" style:family="paragraph"/>
    <style:style style:name="P118" style:parent-style-name="Heading4" style:list-style-name="LFO9" style:family="paragraph"/>
    <style:style style:name="P119" style:parent-style-name="Heading4" style:list-style-name="LFO9" style:family="paragraph"/>
    <style:style style:name="P120" style:parent-style-name="Heading4" style:list-style-name="LFO9" style:family="paragraph"/>
    <style:style style:name="P121" style:parent-style-name="Heading4" style:list-style-name="LFO9" style:family="paragraph"/>
    <style:style style:name="P122" style:parent-style-name="Heading4" style:list-style-name="LFO9" style:family="paragraph"/>
    <style:style style:name="P123" style:parent-style-name="Heading4" style:list-style-name="LFO9" style:family="paragraph"/>
    <style:style style:name="P124" style:parent-style-name="Heading4" style:list-style-name="LFO10" style:family="paragraph"/>
    <style:style style:name="P125" style:parent-style-name="Heading4" style:list-style-name="LFO10" style:family="paragraph"/>
    <style:style style:name="P126" style:parent-style-name="Heading4" style:list-style-name="LFO10" style:family="paragraph"/>
    <style:style style:name="P127" style:parent-style-name="Heading4" style:list-style-name="LFO10" style:family="paragraph"/>
    <style:style style:name="P128" style:parent-style-name="Heading4" style:list-style-name="LFO10" style:family="paragraph"/>
    <style:style style:name="P129" style:parent-style-name="Heading4" style:list-style-name="LFO10" style:family="paragraph"/>
    <style:style style:name="P130" style:parent-style-name="Heading4" style:list-style-name="LFO10" style:family="paragraph"/>
    <style:style style:name="P131" style:parent-style-name="Heading4" style:list-style-name="LFO10" style:family="paragraph"/>
    <style:style style:name="P132" style:parent-style-name="Heading4" style:list-style-name="LFO10" style:family="paragraph"/>
    <style:style style:name="P133" style:parent-style-name="Heading4" style:list-style-name="LFO11" style:family="paragraph"/>
    <style:style style:name="P134" style:parent-style-name="Heading4" style:list-style-name="LFO11" style:family="paragraph"/>
    <style:style style:name="P135" style:parent-style-name="Heading4" style:list-style-name="LFO11" style:family="paragraph"/>
    <style:style style:name="P136" style:parent-style-name="Heading3" style:list-style-name="LFO11" style:family="paragraph"/>
    <style:style style:name="P137" style:parent-style-name="Heading4" style:list-style-name="LFO11" style:family="paragraph"/>
    <style:style style:name="P138" style:parent-style-name="Heading4" style:list-style-name="LFO12" style:family="paragraph"/>
    <style:style style:name="P139" style:parent-style-name="Heading4" style:list-style-name="LFO12" style:family="paragraph"/>
    <style:style style:name="P140" style:parent-style-name="Heading4" style:list-style-name="LFO12" style:family="paragraph"/>
    <style:style style:name="P141" style:parent-style-name="Heading4" style:list-style-name="LFO13" style:family="paragraph"/>
    <style:style style:name="P142" style:parent-style-name="Heading4" style:list-style-name="LFO13" style:family="paragraph"/>
    <style:style style:name="P143" style:parent-style-name="Heading4" style:list-style-name="LFO13" style:family="paragraph"/>
    <style:style style:name="P144" style:parent-style-name="Heading4" style:list-style-name="LFO13" style:family="paragraph"/>
    <style:style style:name="P145" style:parent-style-name="Heading4" style:list-style-name="LFO14" style:family="paragraph"/>
    <style:style style:name="P146" style:parent-style-name="Heading4" style:list-style-name="LFO14" style:family="paragraph"/>
    <style:style style:name="P147" style:parent-style-name="Heading4" style:list-style-name="LFO14" style:family="paragraph"/>
    <style:style style:name="P148" style:parent-style-name="Heading4" style:list-style-name="LFO14" style:family="paragraph"/>
    <style:style style:name="P149" style:parent-style-name="Heading4" style:list-style-name="LFO14" style:family="paragraph"/>
    <style:style style:name="P150" style:parent-style-name="Heading4" style:list-style-name="LFO15" style:family="paragraph"/>
    <style:style style:name="P151" style:parent-style-name="Heading4" style:list-style-name="LFO15" style:family="paragraph"/>
    <style:style style:name="P152" style:parent-style-name="Heading4" style:list-style-name="LFO15" style:family="paragraph"/>
    <style:style style:name="P15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4" style:parent-style-name="Normal" style:family="paragraph">
      <style:paragraph-properties fo:border-top="none" fo:border-left="none" fo:border-bottom="0.0104in solid #000000" fo:border-right="none" fo:padding-top="0in" fo:padding-left="0in" fo:padding-bottom="0.0138in" fo:padding-right="0in" style:shadow="none"/>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1">Make Your Brand Visible to AI.</text:h>
      <text:h text:style-name="Heading2" text:outline-level="2">Make Your Business More Productive With AI.</text:h>
      <text:p text:style-name="Normal">AI engines decide what brands appear.<text:line-break/>AI agents decide how work gets done.</text:p>
      <text:p text:style-name="Normal">If AI systems can’t find your brand, you’re out of buyer consideration. If your teams don’t use agents, competitors move faster.</text:p>
      <text:p text:style-name="Normal">[ Talk to an Expert ]</text:p>
      <text:p text:style-name="P2"><text:line-break/><text:span text:style-name="T3">Trusted Across the AI Discovery Layer:</text:span><text:span text:style-name="T4"><text:line-break/></text:span>ChatGPT • Gemini • Claude • Perplexity • Copilot • DeepSeek • Grok • Cohere</text:p>
      <text:p text:style-name="P5"/>
      <text:p text:style-name="Normal"><text:span text:style-name="T6">VISIBI helps you win in both worlds: AI discovery and AI automation</text:span><text:span text:style-name="T7">.</text:span></text:p>
      <text:p text:style-name="Normal">VISIBI is the only agency engineered to optimise your brand for AI engines<text:s/><text:span text:style-name="T8">and</text:span><text:s/>build autonomous agents that transform how your business operates.</text:p>
      <text:p text:style-name="Normal"><text:span text:style-name="T9">Experience a surge in business growth with increased leads, faster workflows, and significant cost savings. Our solutions ensure your brand is not only visible but also more efficient, providing tangible results that drive business success.</text:span></text:p>
      <text:h text:style-name="Heading2" text:outline-level="2"><text:s/>THE TWO CORE VISIBI SOLUTIONS</text:h>
      <text:p text:style-name="Normal">1. AI Visibility (GEO)<text:s/><text:span text:style-name="T10">Get found, understood, and recommended by AI.</text:span><text:span text:style-name="T11"><text:line-break/></text:span>Make your brand discoverable, trusted, and accurately represented inside ChatGPT, Gemini, Claude, Perplexity, Copilot, and the AI engines where customers now begin their journey.</text:p>
      <text:h text:style-name="Heading3" text:outline-level="3">2. AI Agents<text:s/><text:span text:style-name="T12">Automate workflows with autonomous digital workers</text:span>.</text:h>
      <text:p text:style-name="Normal">Deploy autonomous, safe, integrated AI agents that complete real business tasks across marketing, sales, support, finance, HR, operations, and more, helping your teams increase efficiency, reduce manual effort, and speed up processes. Our agents seamlessly integrate with major platforms and existing systems, ensuring a smooth implementation process that reassures leaders of its feasibility and minimal disruption.</text:p>
      <text:h text:style-name="Heading3" text:outline-level="3">One partner for AI discovery + AI productivity.</text:h>
      <text:p text:style-name="P13"/>
      <text:soft-page-break/>
      <text:h text:style-name="Heading2" text:outline-level="2">THE AI SHIFT</text:h>
      <text:h text:style-name="Heading3" text:outline-level="3">Discovery, Decision &amp; Action Now Begin Inside AI.</text:h>
      <text:p text:style-name="Normal">Consumers no longer start with Google.<text:line-break/>They begin by asking AI:</text:p>
      <text:list text:style-name="LFO1" text:continue-numbering="true">
        <text:list-item>
          <text:p text:style-name="P14">“What’s the best solution for my team?”</text:p>
        </text:list-item>
        <text:list-item>
          <text:p text:style-name="P15">“Which product is most reliable?”</text:p>
        </text:list-item>
        <text:list-item>
          <text:p text:style-name="P16">“Plan my trip <text:s text:c="2"/>and book the best options.”</text:p>
        </text:list-item>
        <text:list-item>
          <text:p text:style-name="P17">“Find the top software for small businesses.”</text:p>
        </text:list-item>
      </text:list>
      <text:p text:style-name="Normal"><text:span text:style-name="T18">AI engines generate the answers.</text:span><text:line-break/><text:span text:style-name="T19">Agentic systems complete the actions.</text:span></text:p>
      <text:h text:style-name="Heading1" text:outline-level="1">How the Funnel Has Changed</text:h>
      <text:p text:style-name="Normal"><text:span text:style-name="T20">The classic funnel —</text:span><text:span text:style-name="T21"><text:line-break/></text:span><text:span text:style-name="T22">Awareness → Search → Click → Visit → Compare → Purchase</text:span><text:span text:style-name="T23"><text:line-break/>is collapsing into a<text:s/></text:span><text:span text:style-name="T24">single AI-led interaction</text:span><text:span text:style-name="T25">:</text:span></text:p>
      <text:p text:style-name="Normal"><text:span text:style-name="T26">Query → AI Recommendation → Purchase</text:span></text:p>
      <text:p text:style-name="P27">What disappears?</text:p>
      <text:p text:style-name="Normal"><text:span text:style-name="T28">There are no pageviews.</text:span><text:span text:style-name="T29"><text:s/></text:span><text:span text:style-name="T30">No landing pages.</text:span><text:span text:style-name="T31"><text:s/></text:span><text:span text:style-name="T32">No scroll depth.</text:span><text:span text:style-name="T33"><text:s/></text:span><text:span text:style-name="T34">No retargeting window</text:span>.</text:p>
      <text:p text:style-name="Normal">Meanwhile, inside organisations, the same transformation is happening:<text:line-break/>AI agents are now automating research, writing, analysis, operations, planning, reporting, and thousands of micro tasks per day.</text:p>
      <text:h text:style-name="Heading3" text:outline-level="3">If your brand doesn’t surface in AI, you’re invisible.<text:line-break/>If your teams don’t leverage agents, you’re slow.</text:h>
      <text:p text:style-name="Normal">VISIBI ensures you stay visible and competitive.<text:s/></text:p>
      <text:p text:style-name="Normal">[ Talk to our AI Expert ]</text:p>
      <text:p text:style-name="P35"/>
      <text:p text:style-name="P36">VISIBI AI Scanner </text:p>
      <text:p text:style-name="Normal">See How AI Engines Understand Your Brand. Enter your domain and up to five keywords.</text:p>
      <text:p text:style-name="P37">Top of Form</text:p>
      <text:p text:style-name="Normal">Get Analysis</text:p>
      <text:p text:style-name="P38">Bottom of Form</text:p>
      <text:p text:style-name="P39">VISIBI instantly analyses AI engines for:</text:p>
      <text:soft-page-break/>
      <text:p text:style-name="P40">•brand mentions, •accuracy of description, •sentiment &amp; trust indicators, •citation frequency,• competitor comparisons, •knowledge gaps, •entity conflicts, •structured data issues, •recommendation likelihood</text:p>
      <text:p text:style-name="P41"/>
      <text:h text:style-name="Heading2" text:outline-level="2"><text:s/></text:h>
      <text:h text:style-name="Heading2" text:outline-level="2"><text:s/>CORE SERVICES</text:h>
      <text:list text:style-name="LFO16" text:continue-numbering="true">
        <text:list-item>
          <text:p text:style-name="P42">GEO Consultancy &amp; Implementation</text:p>
          <text:list text:continue-numbering="true">
            <text:list-item>
              <text:p text:style-name="P43">Comprehensive optimisation for visibility across ChatGPT, Gemini, Copilot, Claude, Perplexity, and beyond.</text:p>
            </text:list-item>
          </text:list>
        </text:list-item>
      </text:list>
      <text:list text:style-name="LFO16" text:continue-numbering="true">
        <text:list-item>
          <text:p text:style-name="P44">SEO &amp; Content Intelligence</text:p>
          <text:list text:continue-numbering="true">
            <text:list-item>
              <text:p text:style-name="P45">EEAT driven, NLP optimised content that builds topical and AI authority.</text:p>
            </text:list-item>
          </text:list>
        </text:list-item>
      </text:list>
      <text:list text:style-name="LFO16" text:continue-numbering="true">
        <text:list-item>
          <text:p text:style-name="P46">Authority Context Optimisation (ACO)</text:p>
          <text:list text:continue-numbering="true">
            <text:list-item>
              <text:p text:style-name="P47">Guide PR and content to create signals AI interprets as authoritative.</text:p>
            </text:list-item>
          </text:list>
        </text:list-item>
      </text:list>
      <text:list text:style-name="LFO16" text:continue-numbering="true">
        <text:list-item>
          <text:p text:style-name="P48">AI Agent Development</text:p>
          <text:list text:continue-numbering="true">
            <text:list-item>
              <text:p text:style-name="P49">Autonomous, integrated AI workers that complete real tasks in your existing stack..</text:p>
            </text:list-item>
          </text:list>
        </text:list-item>
      </text:list>
      <text:list text:style-name="LFO16" text:continue-numbering="true">
        <text:list-item>
          <text:p text:style-name="P50">Agent Governance &amp; Guardrails</text:p>
          <text:list text:continue-numbering="true">
            <text:list-item>
              <text:p text:style-name="P51">Safety, compliance, auditability, and transparency of reasoning.</text:p>
            </text:list-item>
          </text:list>
        </text:list-item>
      </text:list>
      <text:list text:style-name="LFO16" text:continue-numbering="true">
        <text:list-item>
          <text:p text:style-name="P52">GEO &amp; AI Training</text:p>
          <text:list text:continue-numbering="true">
            <text:list-item>
              <text:p text:style-name="P53">Workshops on LLM alignment, AIO content architecture, prompt engineering, and agent operations.</text:p>
            </text:list-item>
          </text:list>
        </text:list-item>
      </text:list>
      <text:p text:style-name="P54"/>
      <text:h text:style-name="Heading2" text:outline-level="2"><text:s/></text:h>
      <text:h text:style-name="Heading2" text:outline-level="2">WHY VISIBI</text:h>
      <text:h text:style-name="Heading3" text:outline-level="3">Founded by Industry Experts</text:h>
      <text:p text:style-name="Normal">Built by senior specialists with<text:s/><text:span text:style-name="T55">over 60 years of combined expertise</text:span><text:s/>across:</text:p>
      <text:list text:style-name="LFO7" text:continue-numbering="true">
        <text:list-item>
          <text:p text:style-name="P56">Software engineering</text:p>
        </text:list-item>
        <text:list-item>
          <text:p text:style-name="P57">SEO &amp; digital strategy</text:p>
        </text:list-item>
        <text:list-item>
          <text:p text:style-name="P58">AI visibility (GEO &amp; AIO)</text:p>
        </text:list-item>
        <text:list-item>
          <text:p text:style-name="P59">Agent development &amp; orchestration</text:p>
        </text:list-item>
        <text:list-item>
          <text:p text:style-name="P60">Design systems &amp; enterprise UX</text:p>
        </text:list-item>
      </text:list>
      <text:h text:style-name="Heading4" text:outline-level="4">Experienced enough to trust.<text:line-break/>Modern enough to innovate.<text:line-break/>Technical enough to execute.</text:h>
      <text:p text:style-name="Normal">We blend human creativity with machine precision —<text:line-break/>Delivering measurable visibility, trust, and operational efficiency in the AI era.</text:p>
      <text:p text:style-name="Normal"><draw:custom-shape svg:x="1in" svg:y="4.95903in" svg:width="6.26806in" svg:height="0.09306in" draw:z-index="0" draw:id="id0" draw:style-name="a0" draw:name="Horizontal Line 17" text:anchor-type="as-char"><svg:title/><svg:desc/><draw:enhanced-geometry draw:type="non-primitive" svg:viewBox="0 0 21600 21600" draw:enhanced-path="M 0 0 L 21600 0 21600 21600 0 21600 Z N"/></draw:custom-shape></text:p>
      <text:p text:style-name="P61">How We Work</text:p>
      <text:p text:style-name="P62">Choose the path that matches where you are today.<text:line-break/>You can engage VISIBI<text:s/><text:span text:style-name="T63">just for GEO</text:span><text:s/>or<text:s/><text:span text:style-name="T64">just for AI agents</text:span><text:s/>– each has its own dedicated framework.</text:p>
      <table:table table:style-name="Table65">
        <table:table-columns>
          <table:table-column table:style-name="TableColumn66"/>
          <table:table-column table:style-name="TableColumn67"/>
        </table:table-columns>
        <table:table-row table:style-name="TableRow68">
          <table:table-cell table:style-name="TableCell69">
            <text:p text:style-name="P70">Path A — GEO: AI Visibility Framework</text:p>
          </table:table-cell>
          <table:table-cell table:style-name="TableCell71">
            <text:p text:style-name="P72">Path B — AI Agents: Digital Workforce Framework</text:p>
          </table:table-cell>
        </table:table-row>
        <table:table-row table:style-name="TableRow73">
          <table:table-cell table:style-name="TableCell74">
            <text:p text:style-name="P75"/>
            <text:p text:style-name="P76"><text:span text:style-name="T77">1. AI Visibility &amp; GEO Audit (Free)</text:span><text:line-break/>Full analysis of how AI engines currently interpret your brand, entities, and competitors.</text:p>
            <text:p text:style-name="P78"><text:span text:style-name="T79">2. Entity &amp; Knowledge Structuring</text:span><text:line-break/>Rebuild your brand’s machine-readable foundation: entities, relationships, schemas, and core knowledge sources.</text:p>
            <text:p text:style-name="P80"><text:span text:style-name="T81">3. GEO Implementation</text:span><text:line-break/>Implement structured data, content frameworks, entity reinforcement, and authority alignment across priority pages and properties.</text:p>
            <text:p text:style-name="P82"><text:span text:style-name="T83">4. Measurement &amp; Iteration</text:span><text:line-break/>Review how AI outputs change over time – descriptions, citations, sentiment, and recommendation frequency for key queries.</text:p>
            <text:p text:style-name="P84"><text:span text:style-name="T85">5. Continuous AI Visibility Tracking</text:span><text:line-break/>Ongoing monitoring via dashboard:<text:s/><text:soft-page-break/>citations, mentions, sentiment, and competitor presence across major AI platforms.</text:p>
            <text:p text:style-name="P86"/>
          </table:table-cell>
          <table:table-cell table:style-name="TableCell87">
            <text:p text:style-name="P88"><text:span text:style-name="T89">1. Agent Opportunity Mapping</text:span><text:line-break/>Identify the specific departments, workflows, and use cases where agents will deliver the highest ROI.</text:p>
            <text:p text:style-name="P90"><text:span text:style-name="T91">2. Solution &amp; Safety Design</text:span><text:line-break/>Define agent roles, guardrails, permissions, data access, tools, and integration requirements with your current tech stack.</text:p>
            <text:p text:style-name="P92"><text:span text:style-name="T93">3. Custom Agent Development</text:span><text:line-break/>Build agents around real workflows: reasoning, tools, APIs, guardrails, and knowledge bases tailored to your environment.</text:p>
            <text:p text:style-name="P94"><text:span text:style-name="T95">4. Deployment &amp; AgentOps</text:span><text:line-break/>Deploy into production with monitoring, observability, optimisation, compliance, and human-in-the-loop where required.</text:p>
            <text:p text:style-name="P96"><text:span text:style-name="T97">5. Optimisation &amp; Scale</text:span><text:line-break/>Extend from one use case to many: more agents, more workflows, more teams –<text:s/><text:soft-page-break/>based on proven impact and internal adoption.</text:p>
          </table:table-cell>
        </table:table-row>
      </table:table>
      <text:p text:style-name="P98"><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p>
      <text:p text:style-name="P99"/>
      <text:p text:style-name="P100"/>
      <text:p text:style-name="P101"/>
      <text:p text:style-name="P102"/>
      <text:p text:style-name="Normal"><text:span text:style-name="T103">Insights</text:span>:<text:s/></text:p>
      <text:p text:style-name="Normal">Explore the Next Wave of AI Discovery, Commerce, and Operations<text:line-break/><text:span text:style-name="T104">8 min read</text:span></text:p>
      <text:p text:style-name="Normal"><text:span text:style-name="T105">How Agentic Commerce Collapses the Funnel</text:span><text:span text:style-name="T106"><text:line-break/></text:span>AI agents convert directly inside the chat interface.<text:line-break/><text:span text:style-name="T107">7 min read</text:span></text:p>
      <text:p text:style-name="Normal"><text:span text:style-name="T108">Building Digital Workers With Multi Agent Systems</text:span><text:span text:style-name="T109"><text:line-break/></text:span>A practical guide for enterprises.<text:line-break/><text:span text:style-name="T110">10 min read</text:span></text:p>
      <text:h text:style-name="Heading4" text:outline-level="4">[ View All Insights ]</text:h>
      <text:p text:style-name="P111"/>
      <text:p text:style-name="P112"/>
      <text:h text:style-name="Heading2" text:outline-level="2"><text:s/>FAQ</text:h>
      <text:h text:style-name="Heading3" text:outline-level="3">Who is VISIBI for?</text:h>
      <text:h text:style-name="Heading4" text:outline-level="4">VISIBI is built for brands, agencies, and enterprises who:</text:h>
      <text:h text:style-name="Heading4" text:outline-level="4">Want to be visible, trusted, and recommended by AI engines.</text:h>
      <text:h text:style-name="Heading4" text:outline-level="4">Are you serious about a structured, measurable AI strategy, not hype?</text:h>
      <text:h text:style-name="Heading4" text:outline-level="4">See AI as both a new discovery layer and a new workforce.</text:h>
      <text:h text:style-name="Heading4" text:outline-level="4">If you care about how AI finds you and how AI helps you work, you’re our fit.</text:h>
      <text:p text:style-name="Normal"/>
      <text:soft-page-break/>
      <text:h text:style-name="Heading3" text:outline-level="3">What exactly is GEO?</text:h>
      <text:h text:style-name="Heading4" text:outline-level="4">GEO (Generative Engine Optimisation) is the discipline of making your brand:</text:h>
      <text:h text:style-name="Heading4" text:outline-level="4">Understandable to AI models</text:h>
      <text:h text:style-name="Heading4" text:outline-level="4">Accurately described in AI answers.</text:h>
      <text:h text:style-name="Heading4" text:outline-level="4">Cited and recommended in relevant prompts</text:h>
      <text:h text:style-name="Heading4" text:outline-level="4">Positioned correctly against your competitors</text:h>
      <text:h text:style-name="Heading4" text:outline-level="4">If SEO is about ranking in search results, GEO is about being chosen inside AI answers and agent workflows.</text:h>
      <text:h text:style-name="Heading3" text:outline-level="3">How is GEO different from SEO?</text:h>
      <text:list text:style-name="LFO8" text:continue-numbering="true">
        <text:list-item>
          <text:p text:style-name="P113">SEO optimises content and websites for traditional search engines.</text:p>
        </text:list-item>
      </text:list>
      <text:list text:style-name="LFO8" text:continue-numbering="true">
        <text:list-item>
          <text:p text:style-name="P114">GEO optimises entities, context, citations, and signals so AI engines and agents can interpret and recommend your brand.</text:p>
        </text:list-item>
      </text:list>
      <text:h text:style-name="Heading4" text:outline-level="4">You still need SEO <text:s text:c="2"/>it feeds data into AI systems.<text:line-break/>GEO sits on top of SEO, shaping how AI uses that data.</text:h>
      <text:h text:style-name="Heading3" text:outline-level="3">Which AI platforms do you optimise for?</text:h>
      <text:list text:style-name="LFO9" text:continue-numbering="true">
        <text:list-item>
          <text:p text:style-name="P115">We focus on the AI systems that people actually use to make decisions:</text:p>
        </text:list-item>
      </text:list>
      <text:list text:style-name="LFO9" text:continue-numbering="true">
        <text:list-item>
          <text:p text:style-name="P116">ChatGPT</text:p>
        </text:list-item>
      </text:list>
      <text:list text:style-name="LFO9" text:continue-numbering="true">
        <text:list-item>
          <text:p text:style-name="P117">Gemini</text:p>
        </text:list-item>
      </text:list>
      <text:list text:style-name="LFO9" text:continue-numbering="true">
        <text:list-item>
          <text:p text:style-name="P118">Claude</text:p>
        </text:list-item>
      </text:list>
      <text:list text:style-name="LFO9" text:continue-numbering="true">
        <text:list-item>
          <text:p text:style-name="P119">Perplexity</text:p>
        </text:list-item>
      </text:list>
      <text:list text:style-name="LFO9" text:continue-numbering="true">
        <text:list-item>
          <text:p text:style-name="P120">Copilot</text:p>
        </text:list-item>
      </text:list>
      <text:list text:style-name="LFO9" text:continue-numbering="true">
        <text:list-item>
          <text:p text:style-name="P121">DeepSeek</text:p>
        </text:list-item>
      </text:list>
      <text:list text:style-name="LFO9" text:continue-numbering="true">
        <text:list-item>
          <text:p text:style-name="P122">Grok</text:p>
        </text:list-item>
      </text:list>
      <text:list text:style-name="LFO9" text:continue-numbering="true">
        <text:list-item>
          <text:p text:style-name="P123">Cohere</text:p>
        </text:list-item>
      </text:list>
      <text:h text:style-name="Heading4" text:outline-level="4">Plus, emerging AI assistants and agent frameworks as they gain adoption.</text:h>
      <text:h text:style-name="Heading3" text:outline-level="3">What types of AI agents do you build?</text:h>
      <text:list text:style-name="LFO10" text:continue-numbering="true">
        <text:list-item>
          <text:p text:style-name="P124">We design and deploy agents that do real work, not just chat:</text:p>
        </text:list-item>
      </text:list>
      <text:list text:style-name="LFO10" text:continue-numbering="true">
        <text:list-item>
          <text:p text:style-name="P125">Marketing agents (content, reporting, optimisation)</text:p>
        </text:list-item>
      </text:list>
      <text:list text:style-name="LFO10" text:continue-numbering="true">
        <text:list-item>
          <text:p text:style-name="P126">Sales agents (qualification, routing, CRM updates)</text:p>
        </text:list-item>
      </text:list>
      <text:list text:style-name="LFO10" text:continue-numbering="true">
        <text:list-item>
          <text:p text:style-name="P127">Support agents (triage, resolutions, escalations)</text:p>
        </text:list-item>
      </text:list>
      <text:list text:style-name="LFO10" text:continue-numbering="true">
        <text:list-item>
          <text:p text:style-name="P128">HR agents (screening, onboarding, policy Q&amp;A)</text:p>
        </text:list-item>
      </text:list>
      <text:list text:style-name="LFO10" text:continue-numbering="true">
        <text:list-item>
          <text:p text:style-name="P129">Finance agents (reconciliation, forecasting, reporting)</text:p>
        </text:list-item>
      </text:list>
      <text:soft-page-break/>
      <text:list text:style-name="LFO10" text:continue-numbering="true">
        <text:list-item>
          <text:p text:style-name="P130">Operations &amp; IT agents (workflows, diagnostics, log analysis)</text:p>
        </text:list-item>
      </text:list>
      <text:list text:style-name="LFO10" text:continue-numbering="true">
        <text:list-item>
          <text:p text:style-name="P131">eCommerce agents (recommendations, checkout, cart logic)</text:p>
        </text:list-item>
      </text:list>
      <text:list text:style-name="LFO10" text:continue-numbering="true">
        <text:list-item>
          <text:p text:style-name="P132">All built with governance, guardrails, and auditability in mind.</text:p>
        </text:list-item>
      </text:list>
      <text:h text:style-name="Heading3" text:outline-level="3">How long until we see results?</text:h>
      <text:list text:style-name="LFO11" text:continue-numbering="true">
        <text:list-item>
          <text:p text:style-name="P133">GEO / AI Visibility</text:p>
        </text:list-item>
      </text:list>
      <text:list text:style-name="LFO11" text:continue-numbering="true">
        <text:list-item>
          <text:list>
            <text:list-item>
              <text:p text:style-name="P134">Early improvements in how AI describes your brand can appear in weeks, as we fix entities, structure, and authority signals.</text:p>
            </text:list-item>
          </text:list>
        </text:list-item>
      </text:list>
      <text:list text:style-name="LFO11" text:continue-numbering="true">
        <text:list-item>
          <text:list>
            <text:list-item>
              <text:p text:style-name="P135">Deeper impact (citations, recommendation frequency, sentiment) typically builds over 1–3 quarters, depending on your starting point.</text:p>
            </text:list-item>
          </text:list>
        </text:list-item>
      </text:list>
      <text:list text:style-name="LFO11" text:continue-numbering="true">
        <text:list-item>
          <text:p text:style-name="P136">AI Agents</text:p>
        </text:list-item>
      </text:list>
      <text:list text:style-name="LFO11" text:continue-numbering="true">
        <text:list-item>
          <text:list>
            <text:list-item>
              <text:p text:style-name="P137">Targeted, single domain agents (e.g., a single workflow) can go live in 2–8 weeks, depending on complexity, integrations, and risk requirements.</text:p>
            </text:list-item>
          </text:list>
        </text:list-item>
      </text:list>
      <text:h text:style-name="Heading4" text:outline-level="4">We’ll give you a realistic timeline during the initial audit.</text:h>
      <text:h text:style-name="Heading3" text:outline-level="3">Do we need a large internal AI team to work with you?</text:h>
      <text:h text:style-name="Heading4" text:outline-level="4">No. You need:</text:h>
      <text:list text:style-name="LFO12" text:continue-numbering="true">
        <text:list-item>
          <text:p text:style-name="P138">A decision maker</text:p>
        </text:list-item>
      </text:list>
      <text:list text:style-name="LFO12" text:continue-numbering="true">
        <text:list-item>
          <text:p text:style-name="P139">A technical or product owner for integration</text:p>
        </text:list-item>
      </text:list>
      <text:list text:style-name="LFO12" text:continue-numbering="true">
        <text:list-item>
          <text:p text:style-name="P140">Stakeholders from key teams (e.g., marketing, sales, ops)</text:p>
        </text:list-item>
      </text:list>
      <text:h text:style-name="Heading4" text:outline-level="4">We handle GEO strategy, technical implementation, and agent design.<text:line-break/>You stay focused on priorities, approvals, and adoption.</text:h>
      <text:h text:style-name="Heading3" text:outline-level="3">How do you handle data privacy and security?</text:h>
      <text:h text:style-name="Heading4" text:outline-level="4">We design with safety and compliance first:</text:h>
      <text:list text:style-name="LFO13" text:continue-numbering="true">
        <text:list-item>
          <text:p text:style-name="P141">Clear guardrails and permissions for each agent</text:p>
        </text:list-item>
      </text:list>
      <text:list text:style-name="LFO13" text:continue-numbering="true">
        <text:list-item>
          <text:p text:style-name="P142">Use of approved APIs and secure connectors</text:p>
        </text:list-item>
      </text:list>
      <text:list text:style-name="LFO13" text:continue-numbering="true">
        <text:list-item>
          <text:p text:style-name="P143">No unnecessary data sharing with third party models</text:p>
        </text:list-item>
      </text:list>
      <text:list text:style-name="LFO13" text:continue-numbering="true">
        <text:list-item>
          <text:p text:style-name="P144">Configurable access control, logging, and audit trails</text:p>
        </text:list-item>
      </text:list>
      <text:h text:style-name="Heading4" text:outline-level="4">We work with your internal security and legal teams to ensure compliance with your standards. Additionally, our service includes continuous compliance monitoring and regular security reviews to provide ongoing support and reassurance to decision makers. This ensures that your data privacy and security needs are consistently met and aligns with evolving industry standards.</text:h>
      <text:p text:style-name="Normal"/>
      <text:p text:style-name="Normal"/>
      <text:soft-page-break/>
      <text:h text:style-name="Heading3" text:outline-level="3">What does working with VISIBI look like in practice?</text:h>
      <text:h text:style-name="Heading4" text:outline-level="4">Most engagements follow this structure:</text:h>
      <text:list text:style-name="LFO14" text:continue-numbering="true">
        <text:list-item>
          <text:p text:style-name="P145">Free AI Visibility &amp; GEO Audit</text:p>
        </text:list-item>
      </text:list>
      <text:list text:style-name="LFO14" text:continue-numbering="true">
        <text:list-item>
          <text:p text:style-name="P146">Prioritisation of GEO and/or agent opportunities</text:p>
        </text:list-item>
      </text:list>
      <text:list text:style-name="LFO14" text:continue-numbering="true">
        <text:list-item>
          <text:p text:style-name="P147">Implementation sprint (GEO foundations and/or first agent)</text:p>
        </text:list-item>
      </text:list>
      <text:list text:style-name="LFO14" text:continue-numbering="true">
        <text:list-item>
          <text:p text:style-name="P148">Measurement &amp; iteration (visibility, performance, usage)</text:p>
        </text:list-item>
      </text:list>
      <text:list text:style-name="LFO14" text:continue-numbering="true">
        <text:list-item>
          <text:p text:style-name="P149">Scale up phase (more entities, more agents, more workflows)</text:p>
        </text:list-item>
      </text:list>
      <text:h text:style-name="Heading4" text:outline-level="4">You can start small and expand once you see value.</text:h>
      <text:h text:style-name="Heading3" text:outline-level="3">Can we start with just the free audit?</text:h>
      <text:h text:style-name="Heading4" text:outline-level="4">Yes. The Free AI Visibility Audit is the safest first step:</text:h>
      <text:list text:style-name="LFO15" text:continue-numbering="true">
        <text:list-item>
          <text:p text:style-name="P150">No obligation</text:p>
        </text:list-item>
      </text:list>
      <text:list text:style-name="LFO15" text:continue-numbering="true">
        <text:list-item>
          <text:p text:style-name="P151">No heavy lift from your side</text:p>
        </text:list-item>
      </text:list>
      <text:list text:style-name="LFO15" text:continue-numbering="true">
        <text:list-item>
          <text:p text:style-name="P152">Gives you a clear view of where you stand in AI today</text:p>
        </text:list-item>
      </text:list>
      <text:h text:style-name="Heading4" text:outline-level="4">From there, you decide whether to move forward with GEO, agents, or both.</text:h>
      <text:p text:style-name="P153"><text:line-break/></text:p>
      <text:h text:style-name="Heading2" text:outline-level="2"><text:line-break/><text:s/>FINAL CTA</text:h>
      <text:h text:style-name="Heading3" text:outline-level="3">Be the Brand AI Finds.</text:h>
      <text:h text:style-name="Heading3" text:outline-level="3">Be the Business AI Accelerates</text:h>
      <text:p text:style-name="Normal"/>
      <text:h text:style-name="Heading5" text:outline-level="5">Start your AI visibility and automation journey today.</text:h>
      <text:h text:style-name="Heading5" text:outline-level="5">[ Get Your Free AI Visibility Audit ]<text:line-break/>[ Book a Strategy Call ]</text:h>
      <text:p text:style-name="P15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nan Khan</meta:initial-creator>
    <dc:creator>Adnan Khan</dc:creator>
    <meta:creation-date>2025-11-18T19:18:00Z</meta:creation-date>
    <dc:date>2025-11-23T13:36:00Z</dc:date>
    <meta:template xlink:href="Normal" xlink:type="simple"/>
    <meta:editing-cycles>13</meta:editing-cycles>
    <meta:editing-duration>PT19320S</meta:editing-duration>
    <meta:user-defined meta:name="GrammarlyDocumentId">654aa4da-3433-4a6b-8401-1d35ec9b5a1a</meta:user-defined>
    <meta:document-statistic meta:page-count="8" meta:paragraph-count="180" meta:word-count="1579" meta:character-count="10289" meta:row-count="277" meta:non-whitespace-character-count="8890"/>
  </office:meta>
</office:document-meta>
</file>